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31">
            <text:p>25031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31">
            <text:p>85031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31">
            <text:p>115031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31">
            <text:p>135031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16">
            <text:p>150016</text:p>
          </table:table-cell>
          <table:table-cell office:value-type="float" office:value="155031">
            <text:p>155031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31">
            <text:p>190031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31">
            <text:p>230031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31">
            <text:p>275031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1" office:value-type="float" office:value="191322.100108152">
            <text:p>191322,10010815</text:p>
          </table:table-cell>
          <table:table-cell table:style-name="ce1" office:value-type="float" office:value="187703.653069617">
            <text:p>187703,65306962</text:p>
          </table:table-cell>
          <table:table-cell table:number-columns-repeated="4" table:style-name="ce1" office:value-type="float" office:value="184041.554372638">
            <text:p>184041,55437264</text:p>
          </table:table-cell>
          <table:table-cell table:number-columns-repeated="2" table:style-name="ce1" office:value-type="float" office:value="183799.622605689">
            <text:p>183799,62260569</text:p>
          </table:table-cell>
          <table:table-cell table:number-columns-repeated="2" table:style-name="ce1" office:value-type="float" office:value="183309.665266797">
            <text:p>183309,66526680</text:p>
          </table:table-cell>
          <table:table-cell table:number-columns-repeated="6" table:style-name="ce1" office:value-type="float" office:value="182278.062928969">
            <text:p>182278,06292897</text:p>
          </table:table-cell>
          <table:table-cell table:number-columns-repeated="2" table:style-name="ce1" office:value-type="float" office:value="181584.067528529">
            <text:p>181584,06752853</text:p>
          </table:table-cell>
          <table:table-cell table:style-name="ce1" office:value-type="float" office:value="181516.423127634">
            <text:p>181516,42312764</text:p>
          </table:table-cell>
          <table:table-cell table:style-name="ce1" office:value-type="float" office:value="181435.686362806">
            <text:p>181435,68636281</text:p>
          </table:table-cell>
          <table:table-cell table:number-columns-repeated="10" table:style-name="ce1" office:value-type="float" office:value="180918.549177496">
            <text:p>180918,54917750</text:p>
          </table:table-cell>
          <table:table-cell table:style-name="ce1" office:value-type="float" office:value="180341.670574947">
            <text:p>180341,67057495</text:p>
          </table:table-cell>
          <table:table-cell table:style-name="ce1" office:value-type="float" office:value="179894.234036774">
            <text:p>179894,23403677</text:p>
          </table:table-cell>
          <table:table-cell table:style-name="ce1" office:value-type="float" office:value="177602.092715295">
            <text:p>177602,09271530</text:p>
          </table:table-cell>
          <table:table-cell table:style-name="ce1" office:value-type="float" office:value="177490.105528185">
            <text:p>177490,10552819</text:p>
          </table:table-cell>
          <table:table-cell table:style-name="ce1" office:value-type="float" office:value="176283.137032499">
            <text:p>176283,13703250</text:p>
          </table:table-cell>
          <table:table-cell table:style-name="ce1" office:value-type="float" office:value="176143.590984876">
            <text:p>176143,59098488</text:p>
          </table:table-cell>
          <table:table-cell table:style-name="ce1" office:value-type="float" office:value="175989.283675082">
            <text:p>175989,28367508</text:p>
          </table:table-cell>
          <table:table-cell table:number-columns-repeated="20" table:style-name="ce1" office:value-type="float" office:value="175833.322067484">
            <text:p>175833,3220674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3" office:value-type="float" office:value="40">
            <text:p>40</text:p>
          </table:table-cell>
          <table:table-cell office:value-type="float" office:value="429">
            <text:p>429</text:p>
          </table:table-cell>
          <table:table-cell table:number-columns-repeated="4" office:value-type="float" office:value="709">
            <text:p>709</text:p>
          </table:table-cell>
          <table:table-cell table:number-columns-repeated="2" office:value-type="float" office:value="1198">
            <text:p>1198</text:p>
          </table:table-cell>
          <table:table-cell table:number-columns-repeated="2" office:value-type="float" office:value="1480">
            <text:p>1480</text:p>
          </table:table-cell>
          <table:table-cell table:number-columns-repeated="6" office:value-type="float" office:value="1791">
            <text:p>1791</text:p>
          </table:table-cell>
          <table:table-cell table:number-columns-repeated="2" office:value-type="float" office:value="2717">
            <text:p>2717</text:p>
          </table:table-cell>
          <table:table-cell office:value-type="float" office:value="2931">
            <text:p>2931</text:p>
          </table:table-cell>
          <table:table-cell office:value-type="float" office:value="3160">
            <text:p>3160</text:p>
          </table:table-cell>
          <table:table-cell table:number-columns-repeated="10" office:value-type="float" office:value="3291">
            <text:p>3291</text:p>
          </table:table-cell>
          <table:table-cell office:value-type="float" office:value="4642">
            <text:p>4642</text:p>
          </table:table-cell>
          <table:table-cell office:value-type="float" office:value="4776">
            <text:p>4776</text:p>
          </table:table-cell>
          <table:table-cell office:value-type="float" office:value="5009">
            <text:p>5009</text:p>
          </table:table-cell>
          <table:table-cell office:value-type="float" office:value="5061">
            <text:p>5061</text:p>
          </table:table-cell>
          <table:table-cell office:value-type="float" office:value="5315">
            <text:p>5315</text:p>
          </table:table-cell>
          <table:table-cell office:value-type="float" office:value="5334">
            <text:p>5334</text:p>
          </table:table-cell>
          <table:table-cell office:value-type="float" office:value="5530">
            <text:p>5530</text:p>
          </table:table-cell>
          <table:table-cell table:number-columns-repeated="20" office:value-type="float" office:value="5744">
            <text:p>5744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92567.569244297">
            <text:p>192567,56924430</text:p>
          </table:table-cell>
          <table:table-cell table:number-columns-repeated="2" table:style-name="ce1" office:value-type="float" office:value="191914.867372046">
            <text:p>191914,86737205</text:p>
          </table:table-cell>
          <table:table-cell table:style-name="ce1" office:value-type="float" office:value="187729.626869179">
            <text:p>187729,62686918</text:p>
          </table:table-cell>
          <table:table-cell table:style-name="ce1" office:value-type="float" office:value="185104.77122371">
            <text:p>185104,77122371</text:p>
          </table:table-cell>
          <table:table-cell table:style-name="ce1" office:value-type="float" office:value="184991.165144785">
            <text:p>184991,16514479</text:p>
          </table:table-cell>
          <table:table-cell table:number-columns-repeated="2" table:style-name="ce1" office:value-type="float" office:value="184113.957802567">
            <text:p>184113,95780257</text:p>
          </table:table-cell>
          <table:table-cell table:number-columns-repeated="2" table:style-name="ce1" office:value-type="float" office:value="183799.622605689">
            <text:p>183799,62260569</text:p>
          </table:table-cell>
          <table:table-cell table:style-name="ce1" office:value-type="float" office:value="183309.665266797">
            <text:p>183309,66526680</text:p>
          </table:table-cell>
          <table:table-cell table:style-name="ce1" office:value-type="float" office:value="184130.215108342">
            <text:p>184130,21510834</text:p>
          </table:table-cell>
          <table:table-cell table:style-name="ce1" office:value-type="float" office:value="183511.605853934">
            <text:p>183511,60585394</text:p>
          </table:table-cell>
          <table:table-cell table:number-columns-repeated="3" table:style-name="ce1" office:value-type="float" office:value="183549.841745997">
            <text:p>183549,84174600</text:p>
          </table:table-cell>
          <table:table-cell table:style-name="ce1" office:value-type="float" office:value="184655.936714318">
            <text:p>184655,93671432</text:p>
          </table:table-cell>
          <table:table-cell table:style-name="ce1" office:value-type="float" office:value="182610.160969089">
            <text:p>182610,16096909</text:p>
          </table:table-cell>
          <table:table-cell table:number-columns-repeated="2" table:style-name="ce1" office:value-type="float" office:value="181584.067528529">
            <text:p>181584,06752853</text:p>
          </table:table-cell>
          <table:table-cell table:style-name="ce1" office:value-type="float" office:value="181516.423127634">
            <text:p>181516,42312764</text:p>
          </table:table-cell>
          <table:table-cell table:style-name="ce1" office:value-type="float" office:value="181435.686362806">
            <text:p>181435,68636281</text:p>
          </table:table-cell>
          <table:table-cell table:style-name="ce1" office:value-type="float" office:value="181490.76429985">
            <text:p>181490,76429985</text:p>
          </table:table-cell>
          <table:table-cell table:number-columns-repeated="7" table:style-name="ce1" office:value-type="float" office:value="182173.807327899">
            <text:p>182173,80732790</text:p>
          </table:table-cell>
          <table:table-cell table:style-name="ce1" office:value-type="float" office:value="182027.202349548">
            <text:p>182027,20234955</text:p>
          </table:table-cell>
          <table:table-cell table:style-name="ce1" office:value-type="float" office:value="182044.407286732">
            <text:p>182044,40728673</text:p>
          </table:table-cell>
          <table:table-cell table:number-columns-repeated="2" table:style-name="ce1" office:value-type="float" office:value="180397.543423419">
            <text:p>180397,54342342</text:p>
          </table:table-cell>
          <table:table-cell table:style-name="ce1" office:value-type="float" office:value="177602.092715295">
            <text:p>177602,09271530</text:p>
          </table:table-cell>
          <table:table-cell table:style-name="ce1" office:value-type="float" office:value="177600.333557622">
            <text:p>177600,33355762</text:p>
          </table:table-cell>
          <table:table-cell table:style-name="ce1" office:value-type="float" office:value="176283.137032499">
            <text:p>176283,13703250</text:p>
          </table:table-cell>
          <table:table-cell table:style-name="ce1" office:value-type="float" office:value="176199.227153646">
            <text:p>176199,22715365</text:p>
          </table:table-cell>
          <table:table-cell table:style-name="ce1" office:value-type="float" office:value="176490.564753206">
            <text:p>176490,56475321</text:p>
          </table:table-cell>
          <table:table-cell table:style-name="ce1" office:value-type="float" office:value="175833.322067484">
            <text:p>175833,32206748</text:p>
          </table:table-cell>
          <table:table-cell table:number-columns-repeated="2" table:style-name="ce1" office:value-type="float" office:value="176970.518090047">
            <text:p>176970,51809005</text:p>
          </table:table-cell>
          <table:table-cell table:style-name="ce1" office:value-type="float" office:value="176833.15464374">
            <text:p>176833,15464374</text:p>
          </table:table-cell>
          <table:table-cell table:style-name="ce1" office:value-type="float" office:value="176435.183616914">
            <text:p>176435,18361692</text:p>
          </table:table-cell>
          <table:table-cell table:number-columns-repeated="2" table:style-name="ce1" office:value-type="float" office:value="177342.765402762">
            <text:p>177342,76540276</text:p>
          </table:table-cell>
          <table:table-cell table:style-name="ce1" office:value-type="float" office:value="180039.48589212">
            <text:p>180039,48589212</text:p>
          </table:table-cell>
          <table:table-cell table:number-columns-repeated="3" table:style-name="ce1" office:value-type="float" office:value="178436.29852553">
            <text:p>178436,29852553</text:p>
          </table:table-cell>
          <table:table-cell table:style-name="ce1" office:value-type="float" office:value="177864.886977103">
            <text:p>177864,88697710</text:p>
          </table:table-cell>
          <table:table-cell table:style-name="ce1" office:value-type="float" office:value="177809.252185235">
            <text:p>177809,25218524</text:p>
          </table:table-cell>
          <table:table-cell table:style-name="ce1" office:value-type="float" office:value="178126.349637872">
            <text:p>178126,34963787</text:p>
          </table:table-cell>
          <table:table-cell table:style-name="ce1" office:value-type="float" office:value="179246.010126454">
            <text:p>179246,01012645</text:p>
          </table:table-cell>
          <table:table-cell table:style-name="ce1" office:value-type="float" office:value="176417.38363986">
            <text:p>176417,38363986</text:p>
          </table:table-cell>
          <table:table-cell table:style-name="ce1" office:value-type="float" office:value="180163.273843869">
            <text:p>180163,27384387</text:p>
          </table:table-cell>
          <table:table-cell table:style-name="ce1" office:value-type="float" office:value="179726.523521255">
            <text:p>179726,52352126</text:p>
          </table:table-cell>
          <table:table-cell table:style-name="ce1" office:value-type="float" office:value="179753.071416005">
            <text:p>179753,07141601</text:p>
          </table:table-cell>
          <table:table-cell table:style-name="ce1" office:value-type="float" office:value="179297.083094487">
            <text:p>179297,08309449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40">
            <text:p>140</text:p>
          </table:table-cell>
          <table:table-cell office:value-type="float" office:value="284">
            <text:p>284</text:p>
          </table:table-cell>
          <table:table-cell office:value-type="float" office:value="428">
            <text:p>428</text:p>
          </table:table-cell>
          <table:table-cell office:value-type="float" office:value="572">
            <text:p>572</text:p>
          </table:table-cell>
          <table:table-cell office:value-type="float" office:value="716">
            <text:p>716</text:p>
          </table:table-cell>
          <table:table-cell office:value-type="float" office:value="860">
            <text:p>860</text:p>
          </table:table-cell>
          <table:table-cell office:value-type="float" office:value="1004">
            <text:p>1004</text:p>
          </table:table-cell>
          <table:table-cell office:value-type="float" office:value="1149">
            <text:p>1149</text:p>
          </table:table-cell>
          <table:table-cell office:value-type="float" office:value="1292">
            <text:p>1292</text:p>
          </table:table-cell>
          <table:table-cell office:value-type="float" office:value="1437">
            <text:p>1437</text:p>
          </table:table-cell>
          <table:table-cell office:value-type="float" office:value="1581">
            <text:p>1581</text:p>
          </table:table-cell>
          <table:table-cell office:value-type="float" office:value="1724">
            <text:p>1724</text:p>
          </table:table-cell>
          <table:table-cell office:value-type="float" office:value="1867">
            <text:p>1867</text:p>
          </table:table-cell>
          <table:table-cell office:value-type="float" office:value="2009">
            <text:p>2009</text:p>
          </table:table-cell>
          <table:table-cell office:value-type="float" office:value="2155">
            <text:p>2155</text:p>
          </table:table-cell>
          <table:table-cell office:value-type="float" office:value="2298">
            <text:p>2298</text:p>
          </table:table-cell>
          <table:table-cell office:value-type="float" office:value="2442">
            <text:p>2442</text:p>
          </table:table-cell>
          <table:table-cell office:value-type="float" office:value="2585">
            <text:p>2585</text:p>
          </table:table-cell>
          <table:table-cell office:value-type="float" office:value="2729">
            <text:p>2729</text:p>
          </table:table-cell>
          <table:table-cell office:value-type="float" office:value="2874">
            <text:p>2874</text:p>
          </table:table-cell>
          <table:table-cell office:value-type="float" office:value="3019">
            <text:p>3019</text:p>
          </table:table-cell>
          <table:table-cell office:value-type="float" office:value="3162">
            <text:p>3162</text:p>
          </table:table-cell>
          <table:table-cell office:value-type="float" office:value="3305">
            <text:p>3305</text:p>
          </table:table-cell>
          <table:table-cell office:value-type="float" office:value="3451">
            <text:p>3451</text:p>
          </table:table-cell>
          <table:table-cell office:value-type="float" office:value="3596">
            <text:p>3596</text:p>
          </table:table-cell>
          <table:table-cell office:value-type="float" office:value="3740">
            <text:p>3740</text:p>
          </table:table-cell>
          <table:table-cell office:value-type="float" office:value="3886">
            <text:p>3886</text:p>
          </table:table-cell>
          <table:table-cell office:value-type="float" office:value="4027">
            <text:p>4027</text:p>
          </table:table-cell>
          <table:table-cell office:value-type="float" office:value="4172">
            <text:p>4172</text:p>
          </table:table-cell>
          <table:table-cell office:value-type="float" office:value="4314">
            <text:p>4314</text:p>
          </table:table-cell>
          <table:table-cell office:value-type="float" office:value="4458">
            <text:p>4458</text:p>
          </table:table-cell>
          <table:table-cell office:value-type="float" office:value="4602">
            <text:p>4602</text:p>
          </table:table-cell>
          <table:table-cell office:value-type="float" office:value="4747">
            <text:p>4747</text:p>
          </table:table-cell>
          <table:table-cell office:value-type="float" office:value="4891">
            <text:p>4891</text:p>
          </table:table-cell>
          <table:table-cell office:value-type="float" office:value="5033">
            <text:p>5033</text:p>
          </table:table-cell>
          <table:table-cell office:value-type="float" office:value="5175">
            <text:p>5175</text:p>
          </table:table-cell>
          <table:table-cell office:value-type="float" office:value="5319">
            <text:p>5319</text:p>
          </table:table-cell>
          <table:table-cell office:value-type="float" office:value="5462">
            <text:p>5462</text:p>
          </table:table-cell>
          <table:table-cell office:value-type="float" office:value="5606">
            <text:p>5606</text:p>
          </table:table-cell>
          <table:table-cell office:value-type="float" office:value="5751">
            <text:p>5751</text:p>
          </table:table-cell>
          <table:table-cell office:value-type="float" office:value="5895">
            <text:p>5895</text:p>
          </table:table-cell>
          <table:table-cell office:value-type="float" office:value="6042">
            <text:p>6042</text:p>
          </table:table-cell>
          <table:table-cell office:value-type="float" office:value="6184">
            <text:p>6184</text:p>
          </table:table-cell>
          <table:table-cell office:value-type="float" office:value="6328">
            <text:p>6328</text:p>
          </table:table-cell>
          <table:table-cell office:value-type="float" office:value="6472">
            <text:p>6472</text:p>
          </table:table-cell>
          <table:table-cell office:value-type="float" office:value="6615">
            <text:p>6615</text:p>
          </table:table-cell>
          <table:table-cell office:value-type="float" office:value="6757">
            <text:p>6757</text:p>
          </table:table-cell>
          <table:table-cell office:value-type="float" office:value="6901">
            <text:p>6901</text:p>
          </table:table-cell>
          <table:table-cell office:value-type="float" office:value="7045">
            <text:p>7045</text:p>
          </table:table-cell>
          <table:table-cell office:value-type="float" office:value="7189">
            <text:p>7189</text:p>
          </table:table-cell>
          <table:table-cell office:value-type="float" office:value="7333">
            <text:p>7333</text:p>
          </table:table-cell>
          <table:table-cell office:value-type="float" office:value="7476">
            <text:p>7476</text:p>
          </table:table-cell>
          <table:table-cell office:value-type="float" office:value="7621">
            <text:p>7621</text:p>
          </table:table-cell>
          <table:table-cell office:value-type="float" office:value="7763">
            <text:p>7763</text:p>
          </table:table-cell>
          <table:table-cell office:value-type="float" office:value="7908">
            <text:p>7908</text:p>
          </table:table-cell>
          <table:table-cell office:value-type="float" office:value="8049">
            <text:p>8049</text:p>
          </table:table-cell>
          <table:table-cell office:value-type="float" office:value="8193">
            <text:p>8193</text:p>
          </table:table-cell>
          <table:table-cell office:value-type="float" office:value="8336">
            <text:p>8336</text:p>
          </table:table-cell>
          <table:table-cell office:value-type="float" office:value="8480">
            <text:p>8480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0024.396888529">
            <text:p>180024,4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17467725.354478">
            <text:p>17467725,35</text:p>
          </table:table-cell>
          <table:table-cell table:number-columns-repeated="58"/>
        </table:table-row>
        <table:table-row table:style-name="ro1" table:number-rows-repeated="3">
          <table:table-cell table:number-columns-repeated="60"/>
        </table:table-row>
        <table:table-row table:style-name="ro1">
          <table:table-cell>
            <draw:frame table:end-cell-address="Hoja1.F27" table:end-x="0.636cm" table:end-y="0.432cm" draw:z-index="0" draw:style-name="gr1" svg:width="16.658cm" svg:height="6.986cm" svg:x="2.795cm" svg:y="0.22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32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32:25</dc:date>
    <meta:editing-cycles>1</meta:editing-cycles>
    <meta:editing-duration>PT24M22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659cm" svg:height="6.987cm" chart:class="chart:scatter" chart:style-name="ch1">
        <chart:title svg:x="7.284cm" svg:y="0.14cm" chart:style-name="ch2">
          <text:p>prueba # 9</text:p>
        </chart:title>
        <chart:legend chart:legend-position="end" svg:x="14.936cm" svg:y="3.186cm" chart:style-name="ch3"/>
        <chart:plot-area chart:style-name="ch4" table:cell-range-address="Hoja1.A1:Hoja1.BH2" chart:data-source-has-labels="column" svg:x="0.465cm" svg:y="0.782cm" svg:width="14.138cm" svg:height="5.988cm">
          <chart:axis chart:dimension="x" chart:name="primary-x" chart:style-name="ch5">
            <chart:title svg:x="7.331cm" svg:y="6.312cm" chart:style-name="ch6">
              <text:p>tiempo</text:p>
            </chart:title>
          </chart:axis>
          <chart:axis chart:dimension="y" chart:name="primary-y" chart:style-name="ch7">
            <chart:title svg:x="0.334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16">
                <text:p>5016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31">
                <text:p>25031</text:p>
              </table:table-cell>
              <table:table-cell office:value-type="float" office:value="30016">
                <text:p>30016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31">
                <text:p>85031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31">
                <text:p>115031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6">
                <text:p>130016</text:p>
              </table:table-cell>
              <table:table-cell office:value-type="float" office:value="135031">
                <text:p>135031</text:p>
              </table:table-cell>
              <table:table-cell office:value-type="float" office:value="140016">
                <text:p>140016</text:p>
              </table:table-cell>
              <table:table-cell office:value-type="float" office:value="145016">
                <text:p>145016</text:p>
              </table:table-cell>
              <table:table-cell office:value-type="float" office:value="150016">
                <text:p>150016</text:p>
              </table:table-cell>
              <table:table-cell office:value-type="float" office:value="155031">
                <text:p>155031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16">
                <text:p>170016</text:p>
              </table:table-cell>
              <table:table-cell office:value-type="float" office:value="175016">
                <text:p>175016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31">
                <text:p>190031</text:p>
              </table:table-cell>
              <table:table-cell office:value-type="float" office:value="195016">
                <text:p>195016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16">
                <text:p>220016</text:p>
              </table:table-cell>
              <table:table-cell office:value-type="float" office:value="225000">
                <text:p>225000</text:p>
              </table:table-cell>
              <table:table-cell office:value-type="float" office:value="230031">
                <text:p>230031</text:p>
              </table:table-cell>
              <table:table-cell office:value-type="float" office:value="235016">
                <text:p>235016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16">
                <text:p>255016</text:p>
              </table:table-cell>
              <table:table-cell office:value-type="float" office:value="260016">
                <text:p>260016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31">
                <text:p>275031</text:p>
              </table:table-cell>
              <table:table-cell office:value-type="float" office:value="280016">
                <text:p>280016</text:p>
              </table:table-cell>
              <table:table-cell office:value-type="float" office:value="285016">
                <text:p>285016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1322.100108152">
                <text:p>191322.100108152</text:p>
              </table:table-cell>
              <table:table-cell office:value-type="float" office:value="191322.100108152">
                <text:p>191322.100108152</text:p>
              </table:table-cell>
              <table:table-cell office:value-type="float" office:value="191322.100108152">
                <text:p>191322.100108152</text:p>
              </table:table-cell>
              <table:table-cell office:value-type="float" office:value="187703.653069617">
                <text:p>187703.653069617</text:p>
              </table:table-cell>
              <table:table-cell office:value-type="float" office:value="184041.554372638">
                <text:p>184041.554372638</text:p>
              </table:table-cell>
              <table:table-cell office:value-type="float" office:value="184041.554372638">
                <text:p>184041.554372638</text:p>
              </table:table-cell>
              <table:table-cell office:value-type="float" office:value="184041.554372638">
                <text:p>184041.554372638</text:p>
              </table:table-cell>
              <table:table-cell office:value-type="float" office:value="184041.554372638">
                <text:p>184041.554372638</text:p>
              </table:table-cell>
              <table:table-cell office:value-type="float" office:value="183799.622605689">
                <text:p>183799.622605689</text:p>
              </table:table-cell>
              <table:table-cell office:value-type="float" office:value="183799.622605689">
                <text:p>183799.622605689</text:p>
              </table:table-cell>
              <table:table-cell office:value-type="float" office:value="183309.665266797">
                <text:p>183309.665266797</text:p>
              </table:table-cell>
              <table:table-cell office:value-type="float" office:value="183309.665266797">
                <text:p>183309.665266797</text:p>
              </table:table-cell>
              <table:table-cell office:value-type="float" office:value="182278.062928969">
                <text:p>182278.062928969</text:p>
              </table:table-cell>
              <table:table-cell office:value-type="float" office:value="182278.062928969">
                <text:p>182278.062928969</text:p>
              </table:table-cell>
              <table:table-cell office:value-type="float" office:value="182278.062928969">
                <text:p>182278.062928969</text:p>
              </table:table-cell>
              <table:table-cell office:value-type="float" office:value="182278.062928969">
                <text:p>182278.062928969</text:p>
              </table:table-cell>
              <table:table-cell office:value-type="float" office:value="182278.062928969">
                <text:p>182278.062928969</text:p>
              </table:table-cell>
              <table:table-cell office:value-type="float" office:value="182278.062928969">
                <text:p>182278.062928969</text:p>
              </table:table-cell>
              <table:table-cell office:value-type="float" office:value="181584.067528529">
                <text:p>181584.067528529</text:p>
              </table:table-cell>
              <table:table-cell office:value-type="float" office:value="181584.067528529">
                <text:p>181584.067528529</text:p>
              </table:table-cell>
              <table:table-cell office:value-type="float" office:value="181516.423127634">
                <text:p>181516.423127634</text:p>
              </table:table-cell>
              <table:table-cell office:value-type="float" office:value="181435.686362806">
                <text:p>181435.68636280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918.549177496">
                <text:p>180918.549177496</text:p>
              </table:table-cell>
              <table:table-cell office:value-type="float" office:value="180341.670574947">
                <text:p>180341.670574947</text:p>
              </table:table-cell>
              <table:table-cell office:value-type="float" office:value="179894.234036774">
                <text:p>179894.234036774</text:p>
              </table:table-cell>
              <table:table-cell office:value-type="float" office:value="177602.092715295">
                <text:p>177602.092715295</text:p>
              </table:table-cell>
              <table:table-cell office:value-type="float" office:value="177490.105528185">
                <text:p>177490.105528185</text:p>
              </table:table-cell>
              <table:table-cell office:value-type="float" office:value="176283.137032499">
                <text:p>176283.137032499</text:p>
              </table:table-cell>
              <table:table-cell office:value-type="float" office:value="176143.590984876">
                <text:p>176143.590984876</text:p>
              </table:table-cell>
              <table:table-cell office:value-type="float" office:value="175989.283675082">
                <text:p>175989.283675082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  <table:table-cell office:value-type="float" office:value="175833.322067484">
                <text:p>175833.322067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